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2.6543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3.0693in"/>
    </style:style>
    <style:style style:name="co11" style:family="table-column">
      <style:table-column-properties fo:break-before="auto" style:column-width="0.5346in"/>
    </style:style>
    <style:style style:name="ro12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9016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3835in" fo:break-before="auto" style:use-optimal-row-height="true"/>
    </style:style>
    <style:style style:name="ro10" style:family="table-row">
      <style:table-row-properties style:row-height="0.5492in" fo:break-before="auto" style:use-optimal-row-height="false"/>
    </style:style>
    <style:style style:name="ro11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3835in" fo:break-before="auto" style:use-optimal-row-height="false"/>
    </style:style>
    <style:style style:name="ro14" style:family="table-row">
      <style:table-row-properties style:row-height="0.3937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539in" fo:break-before="auto" style:use-optimal-row-height="false"/>
    </style:style>
    <style:style style:name="ro17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8" style:family="table-cell" style:parent-style-name="Default" style:data-style-name="N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6" style:family="table-cell" style:parent-style-name="Default" style:data-style-name="N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ext-properties fo:font-weight="normal"/>
    </style:style>
    <style:style style:name="ce29" style:family="table-cell" style:parent-style-name="Default">
      <style:text-properties fo:font-weight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default-cell-style-name="ce2"/>
        <table:table-column table:style-name="co9" table:default-cell-style-name="ce2"/>
        <table:table-column table:style-name="co11" table:default-cell-style-name="ce22"/>
        <table:table-column table:style-name="co10" table:number-columns-repeated="247" table:default-cell-style-name="ce2"/>
        <table:table-column table:style-name="co10" table:number-columns-repeated="768" table:default-cell-style-name="Default"/>
        <table:table-header-rows>
          <table:table-row table:style-name="ro2">
            <table:table-cell table:style-name="ce1" office:value-type="string">
              <text:p>Date</text:p>
            </table:table-cell>
            <table:table-cell table:style-name="ce7"/>
            <table:table-cell table:style-name="ce7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2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21" office:value-type="string">
              <text:p>Age</text:p>
              <text:p>Graded</text:p>
              <text:p>% <text:s text:c="2"/></text:p>
            </table:table-cell>
            <table:table-cell table:style-name="ce1" table:number-columns-repeated="247"/>
            <table:table-cell table:number-columns-repeated="768"/>
          </table:table-row>
        </table:table-header-rows>
        <table:table-row table:style-name="ro3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1015"/>
        </table:table-row>
        <table:table-row table:style-name="ro3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pring</text:p>
            <text:p/>
          </table:table-cell>
          <table:table-cell table:style-name="ce9" office:value-type="string">
            <text:p>1960</text:p>
            <text:p/>
          </table:table-cell>
          <table:table-cell table:style-name="ce9" office:value-type="string">
            <text:p>17</text:p>
            <text:p/>
          </table:table-cell>
          <table:table-cell table:style-name="ce3" office:value-type="string">
            <text:p>Montclair High Track, NJ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member of the 2 mile relay team that</text:p>
            <text:p>was second at the state championship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1016"/>
        </table:table-row>
        <table:table-row table:style-name="ro4">
          <table:table-cell table:style-name="ce3" office:value-type="string">
            <text:p>Fall</text:p>
            <text:p/>
          </table:table-cell>
          <table:table-cell table:style-name="ce9" office:value-type="string">
            <text:p>1962</text:p>
            <text:p/>
          </table:table-cell>
          <table:table-cell table:style-name="ce9" office:value-type="string">
            <text:p>19</text:p>
            <text:p/>
          </table:table-cell>
          <table:table-cell table:style-name="ce3" office:value-type="string">
            <text:p>Gettysburg College Cross Country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first in 9 of 10 dual meets.</text:p>
            <text:p>set 6 course record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1015"/>
        </table:table-row>
        <table:table-row table:style-name="ro3">
          <table:table-cell office:value-type="string">
            <text:p>May 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Plainfield NJ</text:p>
          </table:table-cell>
          <table:table-cell office:value-type="string">
            <text:p>5 miles</text:p>
          </table:table-cell>
          <table:table-cell office:value-type="string">
            <text:p>28:04</text:p>
          </table:table-cell>
          <table:table-cell/>
          <table:table-cell office:value-type="string">
            <text:p>I met George Sheehan</text:p>
          </table:table-cell>
          <table:table-cell office:value-type="string">
            <text:p>76.5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4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9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1016"/>
        </table:table-row>
        <table:table-row table:style-name="ro6">
          <table:table-cell office:value-type="string">
            <text:p>Spring</text:p>
            <text:p><text:s text:c="4"/></text:p>
            <text:p/>
            <text:p/>
          </table:table-cell>
          <table:table-cell office:value-type="string">
            <text:p>1964</text:p>
            <text:p/>
            <text:p/>
            <text:p/>
          </table:table-cell>
          <table:table-cell office:value-type="string">
            <text:p>21</text:p>
            <text:p/>
            <text:p/>
            <text:p/>
          </table:table-cell>
          <table:table-cell office:value-type="string">
            <text:p>Gettysburg College Track</text:p>
            <text:p/>
            <text:p/>
            <text:p/>
          </table:table-cell>
          <table:table-cell office:value-type="string">
            <text:p>mile</text:p>
            <text:p>2 mile</text:p>
            <text:p>3 mile</text:p>
            <text:p>½ mile</text:p>
          </table:table-cell>
          <table:table-cell office:value-type="string">
            <text:p>4:24.8</text:p>
            <text:p>9:39.6</text:p>
            <text:p>15:28</text:p>
            <text:p>1:59.5</text:p>
          </table:table-cell>
          <table:table-cell/>
          <table:table-cell table:style-name="ce20" office:value-type="string">
            <text:p>½ mile time was in a 2 mile relay indoors.</text:p>
          </table:table-cell>
          <table:table-cell office:value-type="string">
            <text:p>84.2</text:p>
            <text:p>82.1</text:p>
            <text:p>78.8</text:p>
            <text:p>85.2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03:04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broke Moses Mayfield's course record</text:p>
            <text:p/>
          </table:table-cell>
          <table:table-cell table:style-name="ce23" office:value-type="string">
            <text:p>8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Ocean Beach Park 12 Mile Road Run</text:p>
            <text:p>New London CT</text:p>
          </table:table-cell>
          <table:table-cell table:style-name="ce3" office:value-type="string">
            <text:p>11.1 miles</text:p>
            <text:p/>
          </table:table-cell>
          <table:table-cell table:style-name="ce14" office:value-type="string">
            <text:p>58:2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John J. Kelley 57:13, 1st place. <text:s/>Kelley is an</text:p>
            <text:p>Olympian and Boston Marathon winner.</text:p>
          </table:table-cell>
          <table:table-cell table:style-name="ce23" office:value-type="string">
            <text:p>85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Milk Run &amp; National AAU </text:p>
            <text:p>25-Kilometer Championship </text:p>
            <text:p>NY World's Fair</text:p>
            <text:p/>
            <text:p/>
          </table:table-cell>
          <table:table-cell table:style-name="ce3" office:value-type="string">
            <text:p>25km</text:p>
            <text:p/>
            <text:p/>
            <text:p><text:s/></text:p>
            <text:p/>
          </table:table-cell>
          <table:table-cell table:style-name="ce14" office:value-type="string">
            <text:p>1:34:52</text:p>
            <text:p/>
            <text:p/>
            <text:p/>
            <text:p/>
          </table:table-cell>
          <table:table-cell table:style-name="ce3" office:value-type="string">
            <text:p>5/175</text:p>
            <text:p/>
            <text:p/>
            <text:p/>
            <text:p/>
          </table:table-cell>
          <table:table-cell table:style-name="ce3" office:value-type="string">
            <text:p>It was a very hot day. After the race </text:p>
            <text:p>Ted Corbitt talked to me and impressed on </text:p>
            <text:p>me the importance of the 5<text:span text:style-name="T2">th</text:span> place national </text:p>
            <text:p>medal I had won. He wanted to encourage</text:p>
            <text:p>me and it worked.</text:p>
          </table:table-cell>
          <table:table-cell table:style-name="ce23" office:value-type="string">
            <text:p>74.9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30K Road Race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4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/>
            <text:p/>
          </table:table-cell>
          <table:table-cell table:style-name="ce23" office:value-type="string">
            <text:p>87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Feb</text:p>
            <text:p/>
            <text:p/>
            <text:p/>
          </table:table-cell>
          <table:table-cell table:style-name="ce9" office:value-type="string">
            <text:p>1965</text:p>
            <text:p/>
            <text:p/>
            <text:p/>
          </table:table-cell>
          <table:table-cell table:style-name="ce9" office:value-type="string">
            <text:p>22</text:p>
            <text:p/>
            <text:p/>
            <text:p/>
          </table:table-cell>
          <table:table-cell table:style-name="ce3" office:value-type="string">
            <text:p>Cherry Tree Marathon</text:p>
            <text:p>Central Park, NYC</text:p>
            <text:p/>
            <text:p/>
          </table:table-cell>
          <table:table-cell table:style-name="ce3" office:value-type="string">
            <text:p>26.2 miles</text:p>
            <text:p/>
            <text:p/>
            <text:p/>
          </table:table-cell>
          <table:table-cell table:style-name="ce14" office:value-type="string">
            <text:p>2:42:15</text:p>
            <text:p/>
            <text:p/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Ed Ayres, George Sheehan and I were the</text:p>
            <text:p>Central Jersey Track Club team. <text:s/>We were</text:p>
            <text:p>first among all teams including NY clubs.</text:p>
            <text:p>I won the first novice award.</text:p>
          </table:table-cell>
          <table:table-cell table:style-name="ce23" office:value-type="string">
            <text:p>77.0</text:p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><text:s/></text:p>
          </table:table-cell>
          <table:table-cell table:style-name="ce12" office:value-type="string">
            <text:p>1:02:48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/>
          <table:table-cell table:style-name="ce21" office:value-type="string">
            <text:p>85.9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1015"/>
        </table:table-row>
        <table:table-row table:style-name="ro8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6</text:p>
            <text:p/>
          </table:table-cell>
          <table:table-cell table:style-name="ce7" office:value-type="string">
            <text:p>23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4:34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 office:value-type="string">
            <text:p>94 degrees</text:p>
            <text:p/>
          </table:table-cell>
          <table:table-cell table:style-name="ce21" office:value-type="string">
            <text:p>83.5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7</text:p>
            <text:p/>
          </table:table-cell>
          <table:table-cell table:style-name="ce7" office:value-type="string">
            <text:p>24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3:30</text:p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</table:table-cell>
          <table:table-cell table:style-name="ce1"/>
          <table:table-cell table:style-name="ce21" office:value-type="string">
            <text:p>84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pril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4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23" office:value-type="string">
            <text:p>83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Milk Run &amp; NYC Metropolitan</text:p>
            <text:p>Championship Central Park NYC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23" office:value-type="string">
            <text:p>83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May</text:p>
            <text:p/>
          </table:table-cell>
          <table:table-cell office:value-type="string">
            <text:p>1969</text:p>
            <text:p/>
          </table:table-cell>
          <table:table-cell office:value-type="string">
            <text:p>26</text:p>
            <text:p/>
          </table:table-cell>
          <table:table-cell office:value-type="string">
            <text:p>Warinanco Park track meet</text:p>
            <text:p>Elizabeth, NJ</text:p>
          </table:table-cell>
          <table:table-cell office:value-type="string">
            <text:p>3 miles </text:p>
            <text:p/>
          </table:table-cell>
          <table:table-cell office:value-type="string">
            <text:p>16:50</text:p>
            <text:p/>
          </table:table-cell>
          <table:table-cell/>
          <table:table-cell office:value-type="string">
            <text:p>on a month of training; 1<text:span text:style-name="T2">st</text:span> mile 5:10</text:p>
            <text:p/>
          </table:table-cell>
          <table:table-cell office:value-type="string">
            <text:p>7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70</text:p>
            <text:p/>
          </table:table-cell>
          <table:table-cell table:style-name="ce9" office:value-type="string">
            <text:p>27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11:50</text:p>
            <text:p/>
          </table:table-cell>
          <table:table-cell table:style-name="ce3" office:value-type="string">
            <text:p>45<text:span text:style-name="T2">th</text:span></text:p>
            <text:p><text:span text:style-name="T2"/></text:p>
          </table:table-cell>
          <table:table-cell table:style-name="ce3" office:value-type="string">
            <text:p>eighth day of our honeymoon</text:p>
            <text:p/>
          </table:table-cell>
          <table:table-cell table:style-name="ce23" office:value-type="string">
            <text:p>75.1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 </text:p>
            <text:p/>
          </table:table-cell>
          <table:table-cell office:value-type="string">
            <text:p>1971</text:p>
            <text:p/>
          </table:table-cell>
          <table:table-cell office:value-type="string">
            <text:p>28</text:p>
            <text:p/>
          </table:table-cell>
          <table:table-cell table:style-name="ce5" office:value-type="string">
            <text:p>Ocean Beach Park 12 Mile Road Race</text:p>
            <text:p>New London CT</text:p>
          </table:table-cell>
          <table:table-cell office:value-type="string">
            <text:p>12 miles </text:p>
            <text:p/>
          </table:table-cell>
          <table:table-cell office:value-type="string">
            <text:p>1:04:50</text:p>
            <text:p/>
          </table:table-cell>
          <table:table-cell office:value-type="string">
            <text:p>14<text:span text:style-name="T2">th</text:span></text:p>
            <text:p><text:span text:style-name="T2"/></text:p>
          </table:table-cell>
          <table:table-cell table:style-name="ce3" office:value-type="string">
            <text:p>Jamie (6 weeks old) was there.</text:p>
            <text:p/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Aug </text:p>
          </table:table-cell>
          <table:table-cell office:value-type="float" office:value="1972">
            <text:p>1972</text:p>
          </table:table-cell>
          <table:table-cell office:value-type="float" office:value="29">
            <text:p>29</text:p>
          </table:table-cell>
          <table:table-cell office:value-type="string">
            <text:p>Bedford OH</text:p>
          </table:table-cell>
          <table:table-cell office:value-type="string">
            <text:p>7.5 miles</text:p>
          </table:table-cell>
          <table:table-cell office:value-type="string">
            <text:p>44:12</text:p>
          </table:table-cell>
          <table:table-cell office:value-type="string">
            <text:p>11<text:span text:style-name="T2">th</text:span></text:p>
          </table:table-cell>
          <table:table-cell office:value-type="string">
            <text:p>first race after moving to Meadville</text:p>
          </table:table-cell>
          <table:table-cell office:value-type="string">
            <text:p>74.1</text:p>
          </table:table-cell>
          <table:table-cell table:number-columns-repeated="1015"/>
        </table:table-row>
        <table:table-row table:style-name="ro8">
          <table:table-cell office:value-type="string">
            <text:p>Sept</text:p>
          </table:table-cell>
          <table:table-cell office:value-type="float" office:value="1973">
            <text:p>1973</text:p>
          </table:table-cell>
          <table:table-cell office:value-type="float" office:value="30">
            <text:p>30</text:p>
          </table:table-cell>
          <table:table-cell office:value-type="string">
            <text:p>Lakewood OH</text:p>
          </table:table-cell>
          <table:table-cell office:value-type="string">
            <text:p>25km </text:p>
          </table:table-cell>
          <table:table-cell office:value-type="string">
            <text:p>1:27:18</text:p>
          </table:table-cell>
          <table:table-cell office:value-type="string">
            <text:p>6<text:span text:style-name="T2">th</text:span></text:p>
          </table:table-cell>
          <table:table-cell/>
          <table:table-cell office:value-type="string">
            <text:p>81.3</text:p>
          </table:table-cell>
          <table:table-cell table:number-columns-repeated="1015"/>
        </table:table-row>
        <table:table-row table:style-name="ro8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1015"/>
        </table:table-row>
        <table:table-row table:style-name="ro3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Aug </text:p>
            <text:p/>
          </table:table-cell>
          <table:table-cell table:style-name="ce9" office:value-type="string">
            <text:p>1975</text:p>
            <text:p/>
          </table:table-cell>
          <table:table-cell table:style-name="ce9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23" office:value-type="string">
            <text:p>8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Nov</text:p>
            <text:p/>
            <text:p/>
          </table:table-cell>
          <table:table-cell table:style-name="ce9" office:value-type="string">
            <text:p>1976</text:p>
            <text:p/>
            <text:p/>
          </table:table-cell>
          <table:table-cell table:style-name="ce9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4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</text:p>
            <text:p>this and subsequent 25K Peace Races.</text:p>
            <text:p/>
          </table:table-cell>
          <table:table-cell table:style-name="ce23" office:value-type="string">
            <text:p>83.3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Dec</text:p>
            <text:p/>
          </table:table-cell>
          <table:table-cell table:style-name="ce9" office:value-type="string">
            <text:p>1976</text:p>
            <text:p/>
          </table:table-cell>
          <table:table-cell table:style-name="ce9" office:value-type="string">
            <text:p>34</text:p>
            <text:p/>
          </table:table-cell>
          <table:table-cell table:style-name="ce3" office:value-type="string">
            <text:p>Baltimore Marathon</text:p>
            <text:p>Baltimore MD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2:53:30</text:p>
            <text:p/>
          </table:table-cell>
          <table:table-cell table:style-name="ce3"/>
          <table:table-cell table:style-name="ce3" office:value-type="string">
            <text:p>first half in 1:16:30 – too fast</text:p>
            <text:p/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77</text:p>
            <text:p/>
            <text:p/>
          </table:table-cell>
          <table:table-cell table:style-name="ce9"/>
          <table:table-cell table:style-name="ce3" office:value-type="string">
            <text:p>10 Man 200 Mile Relay</text:p>
            <text:p>Allegheny College Track</text:p>
            <text:p/>
          </table:table-cell>
          <table:table-cell table:style-name="ce3" office:value-type="string">
            <text:p>200 miles</text:p>
            <text:p/>
            <text:p/>
          </table:table-cell>
          <table:table-cell table:style-name="ce14" office:value-type="string">
            <text:p>19:21:30</text:p>
            <text:p/>
            <text:p/>
          </table:table-cell>
          <table:table-cell table:style-name="ce3"/>
          <table:table-cell table:style-name="ce3" office:value-type="string">
            <text:p>One team ran with members taking turns</text:p>
            <text:p>running miles. <text:s/>See team members below.*</text:p>
            <text:p>Average time per mile 5:48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8">
          <table:table-cell office:value-type="string">
            <text:p>Oct 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string">
            <text:p>Canton OH</text:p>
          </table:table-cell>
          <table:table-cell office:value-type="string">
            <text:p>10km</text:p>
          </table:table-cell>
          <table:table-cell office:value-type="string">
            <text:p>32:55</text:p>
          </table:table-cell>
          <table:table-cell office:value-type="string">
            <text:p>14<text:span text:style-name="T2">th</text:span></text:p>
          </table:table-cell>
          <table:table-cell/>
          <table:table-cell office:value-type="string">
            <text:p>83.3 <text:s/></text:p>
          </table:table-cell>
          <table:table-cell table:number-columns-repeated="1015"/>
        </table:table-row>
        <table:table-row table:style-name="ro4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5</text:p>
            <text:p/>
          </table:table-cell>
          <table:table-cell office:value-type="string">
            <text:p>Revco 10K</text:p>
            <text:p>Cleveland OH</text:p>
          </table:table-cell>
          <table:table-cell office:value-type="string">
            <text:p>10km</text:p>
            <text:p/>
          </table:table-cell>
          <table:table-cell office:value-type="string">
            <text:p>32:31</text:p>
            <text:p/>
          </table:table-cell>
          <table:table-cell office:value-type="string">
            <text:p>23/800</text:p>
            <text:p/>
          </table:table-cell>
          <table:table-cell/>
          <table:table-cell office:value-type="string">
            <text:p>84.7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78</text:p>
            <text:p/>
          </table:table-cell>
          <table:table-cell table:style-name="ce9" office:value-type="string">
            <text:p>35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09</text:p>
            <text:p/>
          </table:table-cell>
          <table:table-cell table:style-name="ce3"/>
          <table:table-cell table:style-name="ce3" office:value-type="string">
            <text:p>18 miles at 6:12/mile, 8 miles at 9:00/mile</text:p>
            <text:p/>
          </table:table-cell>
          <table:table-cell table:style-name="ce23" office:value-type="string">
            <text:p>66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Nov</text:p>
            <text:p><text:s text:c="2"/></text:p>
          </table:table-cell>
          <table:table-cell table:style-name="ce7" office:value-type="string">
            <text:p>1978</text:p>
            <text:p/>
          </table:table-cell>
          <table:table-cell table:style-name="ce7" office:value-type="string">
            <text:p>36</text:p>
            <text:p/>
          </table:table-cell>
          <table:table-cell table:style-name="ce1" office:value-type="string">
            <text:p>Peace Race</text:p>
            <text:p>Youngstown OH</text:p>
          </table:table-cell>
          <table:table-cell table:style-name="ce1" office:value-type="string">
            <text:p>25km</text:p>
            <text:p/>
          </table:table-cell>
          <table:table-cell table:style-name="ce12" office:value-type="string">
            <text:p>1:24:50</text:p>
            <text:p/>
          </table:table-cell>
          <table:table-cell table:style-name="ce1" office:value-type="string">
            <text:p>20/900</text:p>
            <text:p/>
          </table:table-cell>
          <table:table-cell table:style-name="ce1" office:value-type="string">
            <text:p>Lasse Viren was 15<text:span text:style-name="T2">th</text:span></text:p>
            <text:p><text:span text:style-name="T2"/></text:p>
          </table:table-cell>
          <table:table-cell table:style-name="ce21" office:value-type="string">
            <text:p>84.5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1015"/>
        </table:table-row>
        <table:table-row table:style-name="ro10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80</text:p>
            <text:p/>
            <text:p/>
          </table:table-cell>
          <table:table-cell table:style-name="ce9" office:value-type="string">
            <text:p>37</text:p>
            <text:p/>
            <text:p/>
          </table:table-cell>
          <table:table-cell table:style-name="ce3" office:value-type="string">
            <text:p>Revco Marathon</text:p>
            <text:p>Cleveland OH</text:p>
            <text:p/>
          </table:table-cell>
          <table:table-cell table:style-name="ce3" office:value-type="string">
            <text:p>26.2 miles</text:p>
            <text:p><text:s/></text:p>
            <text:p/>
          </table:table-cell>
          <table:table-cell table:style-name="ce14" office:value-type="string">
            <text:p>2:47:21</text:p>
            <text:p/>
            <text:p/>
          </table:table-cell>
          <table:table-cell table:style-name="ce3"/>
          <table:table-cell table:style-name="ce3" office:value-type="string">
            <text:p>Last 6 miles were the fastest; </text:p>
            <text:p>last mile in 5:55</text:p>
            <text:p/>
          </table:table-cell>
          <table:table-cell table:style-name="ce23" office:value-type="string">
            <text:p>75.2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akanassee Lake</text:p>
            <text:p>Long Branch NJ</text:p>
          </table:table-cell>
          <table:table-cell office:value-type="string">
            <text:p>5km</text:p>
            <text:p/>
          </table:table-cell>
          <table:table-cell office:value-type="string">
            <text:p>16:07</text:p>
            <text:p/>
          </table:table-cell>
          <table:table-cell office:value-type="string">
            <text:p>6/200</text:p>
            <text:p/>
          </table:table-cell>
          <table:table-cell office:value-type="string">
            <text:p>My Dad and I talked a lot with George </text:p>
            <text:p>Sheehan about “old times.” 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9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 </text:p>
            <text:p><text:s/></text:p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 Talked to Ted Corbitt</text:p>
          </table:table-cell>
          <table:table-cell table:style-name="ce23" office:value-type="string">
            <text:p>81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Oct </text:p>
            <text:p/>
          </table:table-cell>
          <table:table-cell table:style-name="ce9" office:value-type="string">
            <text:p>1983</text:p>
            <text:p/>
          </table:table-cell>
          <table:table-cell table:style-name="ce9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23" office:value-type="string">
            <text:p>79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Fredonia College</text:p>
            <text:p>Fredonia NY</text:p>
          </table:table-cell>
          <table:table-cell office:value-type="string">
            <text:p>5km</text:p>
            <text:p/>
          </table:table-cell>
          <table:table-cell office:value-type="string">
            <text:p>16:12</text:p>
            <text:p/>
          </table:table-cell>
          <table:table-cell/>
          <table:table-cell office:value-type="string">
            <text:p>indoor track, lost time at start because</text:p>
            <text:p>of many runners</text:p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r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St. Patrick's Day 10 Mile Run</text:p>
            <text:p>Reading PA</text:p>
          </table:table-cell>
          <table:table-cell office:value-type="string">
            <text:p>10 miles </text:p>
            <text:p/>
          </table:table-cell>
          <table:table-cell office:value-type="string">
            <text:p>55:15</text:p>
            <text:p/>
          </table:table-cell>
          <table:table-cell office:value-type="string">
            <text:p>80/4000</text:p>
            <text:p/>
          </table:table-cell>
          <table:table-cell/>
          <table:table-cell office:value-type="string">
            <text:p>85.1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 </text:p>
          </table:table-cell>
          <table:table-cell office:value-type="float" office:value="1984">
            <text:p>1984</text:p>
          </table:table-cell>
          <table:table-cell office:value-type="float" office:value="41">
            <text:p>41</text:p>
          </table:table-cell>
          <table:table-cell office:value-type="string">
            <text:p>Lansdale PA</text:p>
          </table:table-cell>
          <table:table-cell office:value-type="string">
            <text:p>10km</text:p>
          </table:table-cell>
          <table:table-cell office:value-type="string">
            <text:p>33:47</text:p>
          </table:table-cell>
          <table:table-cell office:value-type="string">
            <text:p>8/500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ly</text:p>
            <text:p/>
          </table:table-cell>
          <table:table-cell table:style-name="ce9" office:value-type="string">
            <text:p>1985</text:p>
            <text:p/>
          </table:table-cell>
          <table:table-cell table:style-name="ce9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23" office:value-type="string">
            <text:p>86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</text:p>
            <text:p><text:s/></text:p>
          </table:table-cell>
          <table:table-cell office:value-type="string">
            <text:p>1985</text:p>
            <text:p/>
          </table:table-cell>
          <table:table-cell office:value-type="string">
            <text:p>42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3:22</text:p>
            <text:p/>
          </table:table-cell>
          <table:table-cell table:number-columns-repeated="2"/>
          <table:table-cell office:value-type="string">
            <text:p>87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6</text:p>
            <text:p/>
          </table:table-cell>
          <table:table-cell office:value-type="string">
            <text:p>43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07</text:p>
            <text:p/>
          </table:table-cell>
          <table:table-cell office:value-type="string">
            <text:p>25/1100</text:p>
            <text:p/>
          </table:table-cell>
          <table:table-cell/>
          <table:table-cell office:value-type="string">
            <text:p>86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table:style-name="ce5" office:value-type="string">
            <text:p>Runner's High Quad Race</text:p>
            <text:p>Greenville PA</text:p>
          </table:table-cell>
          <table:table-cell office:value-type="string">
            <text:p>5km</text:p>
            <text:p/>
          </table:table-cell>
          <table:table-cell office:value-type="string">
            <text:p>16:20</text:p>
            <text:p/>
          </table:table-cell>
          <table:table-cell office:value-type="string">
            <text:p>12/425</text:p>
            <text:p/>
          </table:table-cell>
          <table:table-cell/>
          <table:table-cell office:value-type="string">
            <text:p>86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8</text:p>
            <text:p/>
          </table:table-cell>
          <table:table-cell office:value-type="string">
            <text:p>45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5:00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9</text:p>
            <text:p/>
          </table:table-cell>
          <table:table-cell office:value-type="string">
            <text:p>46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38</text:p>
            <text:p/>
          </table:table-cell>
          <table:table-cell office:value-type="string">
            <text:p>22/1000</text:p>
            <text:p/>
          </table:table-cell>
          <table:table-cell/>
          <table:table-cell office:value-type="string">
            <text:p>86.4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9</text:p>
            <text:p/>
          </table:table-cell>
          <table:table-cell table:style-name="ce9" office:value-type="string">
            <text:p>46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24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90</text:p>
            <text:p/>
          </table:table-cell>
          <table:table-cell office:value-type="string">
            <text:p>47</text:p>
            <text:p/>
          </table:table-cell>
          <table:table-cell office:value-type="string">
            <text:p>Medicine Shoppe 5K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7:04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0</text:p>
            <text:p/>
          </table:table-cell>
          <table:table-cell table:style-name="ce9" office:value-type="string">
            <text:p>47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4</text:p>
            <text:p/>
          </table:table-cell>
          <table:table-cell table:style-name="ce3"/>
          <table:table-cell table:style-name="ce3" office:value-type="string">
            <text:p>ran very slowly the last seven miles</text:p>
            <text:p/>
          </table:table-cell>
          <table:table-cell table:style-name="ce23" office:value-type="string">
            <text:p>70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5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F<text:span text:style-name="T4">irst place Jamie Lombardi 15:25</text:span></text:p>
          </table:table-cell>
          <table:table-cell office:value-type="string">
            <text:p>87.6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49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40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3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7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9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23" office:value-type="string">
            <text:p>86.9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23" office:value-type="string">
            <text:p>7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8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1">
          <table:table-cell table:style-name="ce3" office:value-type="string">
            <text:p>Oct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4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Mom and Dad cheered me on.</text:p>
          </table:table-cell>
          <table:table-cell table:style-name="ce23" office:value-type="string">
            <text:p>86.3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April</text:p>
            <text:p/>
          </table:table-cell>
          <table:table-cell table:style-name="ce10" office:value-type="string">
            <text:p>1994</text:p>
            <text:p/>
          </table:table-cell>
          <table:table-cell table:style-name="ce10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5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24" office:value-type="string">
            <text:p>87.3</text:p>
            <text:p><text:s/></text:p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6:30</text:p>
            <text:p/>
          </table:table-cell>
          <table:table-cell table:style-name="ce3"/>
          <table:table-cell table:style-name="ce3" office:value-type="string">
            <text:p>Ran relatively even pace on a warm day.</text:p>
            <text:p>Mary Jane saw the race at various places.</text:p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First in 50-54 age </text:p>
            <text:p>group.</text:p>
          </table:table-cell>
          <table:table-cell table:style-name="ce23" office:value-type="string">
            <text:p>87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9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23" office:value-type="string">
            <text:p>88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July</text:p>
            <text:p/>
            <text:p/>
            <text:p/>
          </table:table-cell>
          <table:table-cell table:style-name="ce3" office:value-type="string">
            <text:p>1995</text:p>
            <text:p/>
            <text:p/>
            <text:p/>
          </table:table-cell>
          <table:table-cell table:style-name="ce9" office:value-type="string">
            <text:p>52</text:p>
            <text:p/>
            <text:p/>
            <text:p/>
          </table:table-cell>
          <table:table-cell table:style-name="ce3" office:value-type="string">
            <text:p>World Veterans Championship</text:p>
            <text:p>Buffalo NY</text:p>
            <text:p/>
            <text:p/>
          </table:table-cell>
          <table:table-cell table:style-name="ce3" office:value-type="string">
            <text:p>10km</text:p>
            <text:p/>
            <text:p/>
            <text:p/>
          </table:table-cell>
          <table:table-cell table:style-name="ce14" office:value-type="string">
            <text:p>41:03</text:p>
            <text:p/>
            <text:p/>
            <text:p/>
          </table:table-cell>
          <table:table-cell table:style-name="ce3"/>
          <table:table-cell table:style-name="ce3" office:value-type="string">
            <text:p>third for USA 50-54 age group team.</text:p>
            <text:p>Many runners taken to hospital because</text:p>
            <text:p>of high temperature.</text:p>
            <text:p>Team order: 1-Germany, 2-USA, 3-Brazil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6</text:p>
            <text:p/>
          </table:table-cell>
          <table:table-cell table:style-name="ce9" office:value-type="string">
            <text:p>5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43</text:p>
            <text:p/>
          </table:table-cell>
          <table:table-cell table:style-name="ce3"/>
          <table:table-cell table:style-name="ce3" office:value-type="string">
            <text:p>ran the last 6 miles very slowly</text:p>
            <text:p/>
          </table:table-cell>
          <table:table-cell table:style-name="ce23" office:value-type="string">
            <text:p>64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97</text:p>
            <text:p/>
          </table:table-cell>
          <table:table-cell table:style-name="ce9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4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23" office:value-type="string">
            <text:p>86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1999</text:p>
            <text:p/>
            <text:p/>
          </table:table-cell>
          <table:table-cell table:style-name="ce9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4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 leg</text:p>
            <text:p>Fastest overall team time 2:51:10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ne</text:p>
            <text:p/>
          </table:table-cell>
          <table:table-cell table:style-name="ce10" office:value-type="string">
            <text:p>2000</text:p>
            <text:p/>
          </table:table-cell>
          <table:table-cell table:style-name="ce10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5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24" office:value-type="string">
            <text:p>83.2</text:p>
            <text:p/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23" office:value-type="string">
            <text:p>69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4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23" office:value-type="string">
            <text:p>8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1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23" office:value-type="string">
            <text:p>72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2</text:p>
            <text:p/>
            <text:p/>
          </table:table-cell>
          <table:table-cell table:style-name="ce9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4" office:value-type="string">
            <text:p>6:31:15</text:p>
            <text:p/>
            <text:p/>
          </table:table-cell>
          <table:table-cell table:style-name="ce3"/>
          <table:table-cell table:style-name="ce3" office:value-type="string">
            <text:p>I ran with Laura Lombardi who had trained</text:p>
            <text:p>6 months and completed this marathon as</text:p>
            <text:p>her only running event so far. <text:s/>Great day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<text:span text:style-name="T1">Aug</text:span></text:p>
            <text:p/>
          </table:table-cell>
          <table:table-cell table:style-name="ce10" office:value-type="string">
            <text:p><text:span text:style-name="T1">2003</text:span></text:p>
            <text:p/>
          </table:table-cell>
          <table:table-cell table:style-name="ce10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5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24" office:value-type="string">
            <text:p>82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Mar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23" office:value-type="string">
            <text:p>85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4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23" office:value-type="string">
            <text:p>83.3</text:p>
            <text:p><text:s/>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23" office:value-type="string">
            <text:p>72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4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4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I ran the last 6 miles the fastest. <text:s/>13 miles of</text:p>
            <text:p>very rocky trail starting at mile 2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4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2007</text:p>
            <text:p/>
            <text:p/>
          </table:table-cell>
          <table:table-cell table:style-name="ce9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4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7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 </text:p>
            <text:p>My first unofficial ultra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23" office:value-type="string">
            <text:p>83.6</text:p>
            <text:p>83.2</text:p>
            <text:p>81.7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4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. Cheered by</text:p>
            <text:p>Mary Jane, Laura, Joe and Maureen in utero 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23" office:value-type="string">
            <text:p>8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23" office:value-type="string">
            <text:p>84.6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July</text:p>
          </table:table-cell>
          <table:table-cell table:style-name="ce10" office:value-type="float" office:value="2009">
            <text:p>2009</text:p>
          </table:table-cell>
          <table:table-cell table:style-name="ce10" office:value-type="float" office:value="66">
            <text:p>66</text:p>
          </table:table-cell>
          <table:table-cell table:style-name="ce4" office:value-type="string">
            <text:p>Teterboro Airport 5k</text:p>
          </table:table-cell>
          <table:table-cell table:style-name="ce4" office:value-type="string">
            <text:p>5km </text:p>
          </table:table-cell>
          <table:table-cell table:style-name="ce15" office:value-type="string">
            <text:p>20:11</text:p>
          </table:table-cell>
          <table:table-cell table:style-name="ce4" office:value-type="string">
            <text:p>93/866</text:p>
          </table:table-cell>
          <table:table-cell table:style-name="ce4" office:value-type="string">
            <text:p>1/10 in 65-69 age group</text:p>
          </table:table-cell>
          <table:table-cell table:style-name="ce24" office:value-type="string">
            <text:p>84.5</text:p>
          </table:table-cell>
          <table:table-cell table:style-name="ce3" table:number-columns-repeated="247"/>
          <table:table-cell table:number-columns-repeated="768"/>
        </table:table-row>
        <table:table-row table:style-name="ro13">
          <table:table-cell table:style-name="ce3" office:value-type="string">
            <text:p>Aug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54:04</text:p>
            <text:p/>
          </table:table-cell>
          <table:table-cell table:style-name="ce3"/>
          <table:table-cell table:style-name="ce3" office:value-type="string">
            <text:p>First 6 miles very hilly</text:p>
            <text:p/>
          </table:table-cell>
          <table:table-cell table:style-name="ce23" office:value-type="string">
            <text:p>70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4">
          <table:table-cell table:style-name="ce4" office:value-type="string">
            <text:p>Sept</text:p>
            <text:p/>
          </table:table-cell>
          <table:table-cell table:style-name="ce10" office:value-type="string">
            <text:p>2009</text:p>
            <text:p/>
          </table:table-cell>
          <table:table-cell table:style-name="ce10" office:value-type="string">
            <text:p>66</text:p>
            <text:p/>
          </table:table-cell>
          <table:table-cell table:style-name="ce4" office:value-type="string">
            <text:p>Erie Half Marathon</text:p>
            <text:p>Erie PA</text:p>
          </table:table-cell>
          <table:table-cell table:style-name="ce4" office:value-type="string">
            <text:p>13.1miles</text:p>
            <text:p/>
          </table:table-cell>
          <table:table-cell table:style-name="ce15" office:value-type="string">
            <text:p>1:34:26</text:p>
            <text:p/>
          </table:table-cell>
          <table:table-cell table:style-name="ce4" office:value-type="string">
            <text:p>27/574</text:p>
            <text:p/>
          </table:table-cell>
          <table:table-cell table:style-name="ce4" office:value-type="string">
            <text:p>1/8 in 65-69 age group</text:p>
            <text:p/>
          </table:table-cell>
          <table:table-cell table:style-name="ce24" office:value-type="string">
            <text:p>82.9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1:06</text:p>
            <text:p/>
          </table:table-cell>
          <table:table-cell table:style-name="ce3" office:value-type="string">
            <text:p>275/6961</text:p>
            <text:p/>
          </table:table-cell>
          <table:table-cell table:style-name="ce3" office:value-type="string">
            <text:p>1/42 in 65-69 age group</text:p>
            <text:p/>
          </table:table-cell>
          <table:table-cell table:style-name="ce23" office:value-type="string">
            <text:p>85.7</text:p>
            <text:p/>
          </table:table-cell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7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7</text:p>
            <text:p/>
          </table:table-cell>
          <table:table-cell table:style-name="ce3"/>
          <table:table-cell table:style-name="ce3" office:value-type="string">
            <text:p>Mary Jane gave me support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10</text:p>
            <text:p/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30.41</text:p>
            <text:p>5:50.13</text:p>
            <text:p>2:40.13</text:p>
          </table:table-cell>
          <table:table-cell table:style-name="ce3"/>
          <table:table-cell table:style-name="ce3" office:value-type="string">
            <text:p>second place</text:p>
            <text:p>third place</text:p>
            <text:p>Fourth place</text:p>
          </table:table-cell>
          <table:table-cell table:style-name="ce23" office:value-type="string">
            <text:p>84.8</text:p>
            <text:p>84.6</text:p>
            <text:p>84.1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ly</text:p>
            <text:p/>
          </table:table-cell>
          <table:table-cell table:style-name="ce10" office:value-type="string">
            <text:p>2010</text:p>
            <text:p><text:s/></text:p>
          </table:table-cell>
          <table:table-cell table:style-name="ce10" office:value-type="string">
            <text:p>67</text:p>
            <text:p/>
          </table:table-cell>
          <table:table-cell table:style-name="ce4" office:value-type="string">
            <text:p>Presque Isle Half Marathon</text:p>
            <text:p>Erie PA</text:p>
          </table:table-cell>
          <table:table-cell table:style-name="ce4" office:value-type="string">
            <text:p>13.1 miles</text:p>
            <text:p/>
          </table:table-cell>
          <table:table-cell table:style-name="ce15" office:value-type="string">
            <text:p>1:35:28</text:p>
            <text:p/>
          </table:table-cell>
          <table:table-cell table:style-name="ce4" office:value-type="string">
            <text:p>67/1000</text:p>
            <text:p/>
          </table:table-cell>
          <table:table-cell table:style-name="ce4" office:value-type="string">
            <text:p>1/9 in 65-69 age group <text:s text:c="3"/>It was a hot day.</text:p>
            <text:p/>
          </table:table-cell>
          <table:table-cell table:style-name="ce24" office:value-type="string">
            <text:p>82.7 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6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10</text:p>
            <text:p><text:s/></text:p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Canandaigua 50 Mile Run</text:p>
            <text:p>Canandaigua NY</text:p>
            <text:p/>
          </table:table-cell>
          <table:table-cell table:style-name="ce3" office:value-type="string">
            <text:p>50.4 miles</text:p>
            <text:p><text:s/></text:p>
            <text:p/>
          </table:table-cell>
          <table:table-cell table:style-name="ce14" office:value-type="string">
            <text:p>9:52:55</text:p>
            <text:p/>
            <text:p/>
          </table:table-cell>
          <table:table-cell table:style-name="ce3" office:value-type="string">
            <text:p>51/82</text:p>
            <text:p/>
            <text:p/>
          </table:table-cell>
          <table:table-cell table:style-name="ce3" office:value-type="string">
            <text:p>2<text:span text:style-name="T2">nd</text:span> in 60-69 age group</text:p>
            <text:p>Silver standard</text:p>
            <text:p>Mary Jane was a terrific “handler”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15">
          <table:table-cell table:style-name="ce5" office:value-type="string">
            <text:p>Feb</text:p>
            <text:p><text:s/></text:p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Spring Thaw, North Park</text:p>
            <text:p>Pittsburgh PA</text:p>
          </table:table-cell>
          <table:table-cell table:style-name="ce6" office:value-type="string">
            <text:p>20 miles</text:p>
            <text:p/>
          </table:table-cell>
          <table:table-cell table:style-name="ce16" office:value-type="string">
            <text:p>2:41:19</text:p>
            <text:p/>
          </table:table-cell>
          <table:table-cell table:style-name="ce6" office:value-type="string">
            <text:p>51/143</text:p>
            <text:p/>
          </table:table-cell>
          <table:table-cell table:style-name="ce6"/>
          <table:table-cell table:style-name="ce25" office:value-type="string">
            <text:p>77.3</text:p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8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4" office:value-type="string">
            <text:p>4:55:40</text:p>
            <text:p/>
          </table:table-cell>
          <table:table-cell table:style-name="ce3" office:value-type="string">
            <text:p>31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</text:p>
            <text:p/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0:45</text:p>
            <text:p/>
          </table:table-cell>
          <table:table-cell table:style-name="ce6" office:value-type="string">
            <text:p>115/848</text:p>
            <text:p/>
          </table:table-cell>
          <table:table-cell table:style-name="ce6" office:value-type="string">
            <text:p>1/9 in 65-69 age group</text:p>
            <text:p><text:s/></text:p>
          </table:table-cell>
          <table:table-cell table:style-name="ce26" office:value-type="string">
            <text:p>8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Amsterdam Marathon</text:p>
            <text:p>Amsterdam, The Netherlands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42</text:p>
            <text:p/>
          </table:table-cell>
          <table:table-cell table:style-name="ce3" office:value-type="string">
            <text:p>3441/9637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 office:value-type="string">
            <text:p><text:span text:style-name="T6">75.7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7">
          <table:table-cell table:style-name="ce3" office:value-type="string">
            <text:p>Nov</text:p>
            <text:p/>
            <text:p><text:s text:c="2"/></text:p>
          </table:table-cell>
          <table:table-cell table:style-name="ce9" office:value-type="string">
            <text:p>2011</text:p>
            <text:p/>
            <text:p/>
          </table:table-cell>
          <table:table-cell table:style-name="ce9" office:value-type="string">
            <text:p>69</text:p>
            <text:p/>
            <text:p/>
          </table:table-cell>
          <table:table-cell table:style-name="ce3" office:value-type="string">
            <text:p>Philadelphia Marathon</text:p>
            <text:p>Philadelphia PA</text:p>
            <text:p/>
          </table:table-cell>
          <table:table-cell table:style-name="ce3" office:value-type="string">
            <text:p>26.2 miles</text:p>
            <text:p/>
            <text:p><text:s/></text:p>
          </table:table-cell>
          <table:table-cell table:style-name="ce18" office:value-type="string">
            <text:p>3:56:09</text:p>
            <text:p/>
            <text:p/>
          </table:table-cell>
          <table:table-cell table:style-name="ce3" office:value-type="string">
            <text:p>3613/10313</text:p>
            <text:p/>
            <text:p/>
          </table:table-cell>
          <table:table-cell table:style-name="ce3" office:value-type="string">
            <text:p>7<text:span text:style-name="T2">th</text:span> in 65-69 age group</text:p>
            <text:p>I ran with Denyse Hannon who was running</text:p>
            <text:p>her first marathon.</text:p>
          </table:table-cell>
          <table:table-cell table:style-name="ce23" office:value-type="string">
            <text:p><text:span text:style-name="T6">71.3</text:span></text:p>
            <text:p><text:span text:style-name="T6"/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1:30</text:p>
            <text:p/>
          </table:table-cell>
          <table:table-cell table:style-name="ce3" office:value-type="string">
            <text:p>37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17</text:p>
            <text:p/>
          </table:table-cell>
          <table:table-cell table:style-name="ce6" office:value-type="string">
            <text:p>211/963</text:p>
            <text:p/>
          </table:table-cell>
          <table:table-cell table:style-name="ce6" office:value-type="string">
            <text:p>1/7 in 65-69 age group</text:p>
            <text:p><text:s/></text:p>
          </table:table-cell>
          <table:table-cell table:style-name="ce25" office:value-type="string">
            <text:p>78.2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Sept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Pine Creek Challenge</text:p>
            <text:p>Wellsboro PA</text:p>
          </table:table-cell>
          <table:table-cell table:style-name="ce6" office:value-type="string">
            <text:p>Pacer for</text:p>
            <text:p>30 miles</text:p>
          </table:table-cell>
          <table:table-cell table:style-name="ce17" office:value-type="string">
            <text:p/>
            <text:p/>
          </table:table-cell>
          <table:table-cell table:style-name="ce6"/>
          <table:table-cell table:style-name="ce6" office:value-type="string">
            <text:p>I paced Jim Fitch during his 100 mile run.</text:p>
            <text:p/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Sep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4:29</text:p>
            <text:p/>
          </table:table-cell>
          <table:table-cell table:style-name="ce3"/>
          <table:table-cell table:style-name="ce3" office:value-type="string">
            <text:p>I ran with Olivia Hemlock who was running </text:p>
            <text:p>her first marathon.</text:p>
          </table:table-cell>
          <table:table-cell table:style-name="ce25" office:value-type="string">
            <text:p>6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Canandaigua 50 Mile Run</text:p>
            <text:p>Canandaigua NY</text:p>
          </table:table-cell>
          <table:table-cell table:style-name="ce3" office:value-type="string">
            <text:p>50 miles</text:p>
            <text:p/>
          </table:table-cell>
          <table:table-cell table:style-name="ce14" office:value-type="string">
            <text:p>9:08:22</text:p>
            <text:p/>
          </table:table-cell>
          <table:table-cell table:style-name="ce3" office:value-type="string">
            <text:p>33/95</text:p>
            <text:p/>
          </table:table-cell>
          <table:table-cell table:style-name="ce3" office:value-type="string">
            <text:p>2<text:span text:style-name="T2">nd</text:span> in 60-69 age group</text:p>
            <text:p>gold standard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6:28</text:p>
            <text:p/>
          </table:table-cell>
          <table:table-cell table:style-name="ce3" office:value-type="string">
            <text:p>38/70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 </text:p>
            <text:p/>
          </table:table-cell>
          <table:table-cell table:style-name="ce11" office:value-type="string">
            <text:p>2013</text:p>
            <text:p/>
          </table:table-cell>
          <table:table-cell table:style-name="ce11" office:value-type="string">
            <text:p>70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38</text:p>
            <text:p/>
          </table:table-cell>
          <table:table-cell table:style-name="ce6" office:value-type="string">
            <text:p>257/1014</text:p>
            <text:p/>
          </table:table-cell>
          <table:table-cell table:style-name="ce6" office:value-type="string">
            <text:p>1/6 in 70-74 age group</text:p>
            <text:p><text:s/></text:p>
          </table:table-cell>
          <table:table-cell table:style-name="ce25" office:value-type="string">
            <text:p>77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Philadelphia Marathon</text:p>
            <text:p>Philadelphia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54:24</text:p>
            <text:p/>
          </table:table-cell>
          <table:table-cell table:style-name="ce3" office:value-type="string">
            <text:p>3543/10881</text:p>
            <text:p/>
          </table:table-cell>
          <table:table-cell table:style-name="ce3" office:value-type="string">
            <text:p>2<text:span text:style-name="T2">nd</text:span> in 70-74 age group</text:p>
            <text:p>I ran with Denise Hannon again.</text:p>
          </table:table-cell>
          <table:table-cell table:style-name="ce23" office:value-type="string">
            <text:p><text:span text:style-name="T6">73.4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4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Self Transcendence 6 Hour Run</text:p>
            <text:p>Amsterdam The Netherlands</text:p>
          </table:table-cell>
          <table:table-cell table:style-name="ce3" office:value-type="string">
            <text:p>52.2km</text:p>
            <text:p>(32.4mi)</text:p>
          </table:table-cell>
          <table:table-cell table:style-name="ce18" office:value-type="string">
            <text:p>6 hours</text:p>
            <text:p/>
          </table:table-cell>
          <table:table-cell table:style-name="ce3" office:value-type="string">
            <text:p>23/32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/>
          <table:table-cell table:style-name="ce3" table:number-columns-repeated="247"/>
          <table:table-cell table:style-name="ce29" table:number-columns-repeated="768"/>
        </table:table-row>
        <table:table-row table:style-name="ro15">
          <table:table-cell table:style-name="ce6" office:value-type="string">
            <text:p>July</text:p>
            <text:p/>
          </table:table-cell>
          <table:table-cell table:style-name="ce11" office:value-type="string">
            <text:p>2015</text:p>
            <text:p/>
          </table:table-cell>
          <table:table-cell table:style-name="ce11" office:value-type="string">
            <text:p>72</text:p>
            <text:p/>
          </table:table-cell>
          <table:table-cell table:style-name="ce6" office:value-type="string">
            <text:p>Fredonia Quad Race</text:p>
            <text:p>Fredonia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3:31</text:p>
            <text:p/>
          </table:table-cell>
          <table:table-cell table:style-name="ce6" office:value-type="string">
            <text:p>89/291</text:p>
            <text:p/>
          </table:table-cell>
          <table:table-cell table:style-name="ce6" office:value-type="string">
            <text:p>1/6 in 70-74 age group</text:p>
            <text:p/>
          </table:table-cell>
          <table:table-cell table:style-name="ce25" office:value-type="string">
            <text:p>76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5</text:p>
            <text:p/>
          </table:table-cell>
          <table:table-cell table:style-name="ce9" office:value-type="string">
            <text:p>72</text:p>
            <text:p/>
          </table:table-cell>
          <table:table-cell table:style-name="ce3" office:value-type="string">
            <text:p>Canandaigua 50K</text:p>
            <text:p>Canandaigua NY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37:57</text:p>
            <text:p/>
          </table:table-cell>
          <table:table-cell table:style-name="ce3" office:value-type="string">
            <text:p>17/48</text:p>
            <text:p/>
          </table:table-cell>
          <table:table-cell table:style-name="ce3" office:value-type="string">
            <text:p>1<text:span text:style-name="T2">st</text:span> in 70-79 age group</text:p>
            <text:p>Silver standard</text:p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Green Jewel 50K</text:p>
            <text:p>Rocky River to Brecksville OH</text:p>
          </table:table-cell>
          <table:table-cell table:style-name="ce3" office:value-type="string">
            <text:p>50K</text:p>
            <text:p><text:s/></text:p>
          </table:table-cell>
          <table:table-cell table:style-name="ce18" office:value-type="string">
            <text:p>5:29:38</text:p>
            <text:p/>
          </table:table-cell>
          <table:table-cell table:style-name="ce3" office:value-type="string">
            <text:p>50/101</text:p>
            <text:p/>
          </table:table-cell>
          <table:table-cell table:style-name="ce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>
          <table:table-cell table:style-name="ce3" office:value-type="string">
            <text:p>See next page for notes and statistics.</text:p>
          </table:table-cell>
          <table:table-cell table:style-name="ce9" table:number-columns-repeated="2"/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 table:number-rows-repeated="3">
          <table:table-cell table:style-name="ce3"/>
          <table:table-cell table:style-name="ce9" table:number-columns-repeated="2"/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* 200 mile relay team members, May 14-15, 1977 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llegheny Staff and Faculty <text:s text:c="9"/>Allegheny Gradua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Jeff Ickes, Jim Lombardi <text:s text:c="12"/>Dave Devine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" office:value-type="string">
            <text:p>Fifty Seven Year Statistics for Jim Lombardi</text:p>
          </table:table-cell>
          <table:table-cell table:number-columns-repeated="1023"/>
        </table:table-row>
        <table:table-row table:style-name="ro3">
          <table:table-cell office:value-type="string">
            <text:p>Total Miles Run: <text:s text:c="22"/>approx. 87,000</text:p>
          </table:table-cell>
          <table:table-cell table:number-columns-repeated="1023"/>
        </table:table-row>
        <table:table-row table:style-name="ro3">
          <table:table-cell office:value-type="string">
            <text:p>Average Miles Run Per Week: <text:s/>approx: 30</text:p>
          </table:table-cell>
          <table:table-cell table:number-columns-repeated="1023"/>
        </table:table-row>
        <table:table-row table:style-name="ro3">
          <table:table-cell office:value-type="string">
            <text:p>Total No. of races: <text:s text:c="19"/>830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0: 6.0 miles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5: 6.4 miles</text:p>
          </table:table-cell>
          <table:table-cell table:number-columns-repeated="1023"/>
        </table:table-row>
        <table:table-row table:style-name="ro3">
          <table:table-cell office:value-type="string">
            <text:p>Longest Running Streak: <text:s text:c="10"/>23.2 years, ending 01/02/2015</text:p>
          </table:table-cell>
          <table:table-cell table:number-columns-repeated="1023"/>
        </table:table-row>
        <table:table-row table:style-name="ro3">
          <table:table-cell office:value-type="string">
            <text:p>Present Running Streak: <text:s text:c="10"/>starting 01/07/2015 and counti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Updated thru 02/01/2016</text:p>
          </table:table-cell>
          <table:table-cell table:number-columns-repeated="1023"/>
        </table:table-row>
        <table:table-row table:style-name="ro3" table:number-rows-repeated="654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1pt" fo:font-weight="bold"/>
    </style:style>
  </office:automatic-styles>
  <office:master-styles>
    <style:master-page style:name="Default" style:page-layout-name="Mpm1">
      <style:header>
        <text:p><text:span text:style-name="MT1">Highlights of 57 Years of Running and Racing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3/08/2016</text:date>, <text:time>21:4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creation-date>2009-02-20T13:55:35</meta:creation-date>
    <dc:date>2016-03-08T21:46:03.04</dc:date>
    <meta:print-date>2011-01-11T19:40:21.14</meta:print-date>
    <meta:editing-cycles>203</meta:editing-cycles>
    <meta:editing-duration>P1DT1H48M33S</meta:editing-duration>
    <dc:creator>James Lombardi</dc:creator>
    <meta:printed-by>James Lombardi</meta:printed-by>
    <dc:title>57 Years of Running and Racing</dc:title>
    <meta:document-statistic meta:table-count="3" meta:cell-count="1117" meta:object-count="0"/>
    <meta:user-defined meta:name="Info 1"/>
    <meta:user-defined meta:name="Info 2"/>
    <meta:user-defined meta:name="Info 3"/>
    <meta:user-defined meta:name="Info 4"/>
  </office:meta>
</office:document-meta>
</file>